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8pt" officeooo:paragraph-rsid="000ddadc" style:font-size-asian="18pt" style:font-size-complex="18pt"/>
    </style:style>
    <style:style style:name="P2" style:family="paragraph" style:parent-style-name="Standard">
      <style:text-properties fo:font-size="18pt" officeooo:paragraph-rsid="000ddadc"/>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paragraph-rsid="000ddadc"/>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rsid="0006ebb6" officeooo:paragraph-rsid="000ddadc"/>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rsid="00072c45" officeooo:paragraph-rsid="000ddadc"/>
    </style:style>
    <style:style style:name="P6" style:family="paragraph" style:parent-style-name="Standard">
      <style:text-properties officeooo:paragraph-rsid="000ddadc"/>
    </style:style>
    <style:style style:name="P7" style:family="paragraph" style:parent-style-name="Standard">
      <style:text-properties fo:font-size="12pt" officeooo:rsid="000ddadc" officeooo:paragraph-rsid="000ddadc" style:font-size-asian="10.5pt" style:font-size-complex="12pt"/>
    </style:style>
    <style:style style:name="P8" style:family="paragraph" style:parent-style-name="Text_20_body">
      <style:text-properties style:font-name="Abyssinica SIL" fo:font-size="12pt" officeooo:rsid="00081c95" officeooo:paragraph-rsid="000ddadc" style:font-size-asian="12pt" style:font-size-complex="12pt"/>
    </style:style>
    <style:style style:name="P9" style:family="paragraph" style:parent-style-name="Text_20_body">
      <style:text-properties style:font-name="Abyssinica SIL" fo:font-size="12pt" officeooo:rsid="000ddadc" officeooo:paragraph-rsid="000ddadc" style:font-size-asian="12pt" style:font-size-complex="12pt"/>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rsid="00072c45" officeooo:paragraph-rsid="000ddadc"/>
    </style:style>
    <style:style style:name="P11" style:family="paragraph" style:parent-style-name="Text_20_body">
      <style:text-properties fo:font-variant="normal" fo:text-transform="none" fo:color="#374151" loext:opacity="100%" style:font-name="S hne" fo:font-size="12pt" fo:letter-spacing="normal" fo:font-style="normal" fo:font-weight="normal" officeooo:rsid="000ddadc" officeooo:paragraph-rsid="000ddadc" style:font-size-asian="12pt" style:font-size-complex="12pt"/>
    </style:style>
    <style:style style:name="P12" style:family="paragraph" style:parent-style-name="Text_20_body">
      <style:text-properties officeooo:rsid="00081c95" officeooo:paragraph-rsid="000ddadc"/>
    </style:style>
    <style:style style:name="P13" style:family="paragraph" style:parent-style-name="Text_20_body">
      <style:text-properties officeooo:paragraph-rsid="000ddadc"/>
    </style:style>
    <style:style style:name="T1" style:family="text">
      <style:text-properties fo:font-variant="normal" fo:text-transform="none" fo:color="#374151" loext:opacity="100%" fo:letter-spacing="normal" fo:font-style="normal" fo:font-weight="normal"/>
    </style:style>
    <style:style style:name="T2" style:family="text">
      <style:text-properties fo:font-variant="normal" fo:text-transform="none" fo:color="#374151" loext:opacity="100%" fo:letter-spacing="normal" fo:font-style="normal" fo:font-weight="normal" loext:padding="0.0193in" loext:border="0.06pt solid #d9d9e3"/>
    </style:style>
    <style:style style:name="T3" style:family="text">
      <style:text-properties fo:font-variant="normal" fo:text-transform="none" fo:color="#374151" loext:opacity="100%" style:font-name="S hne" fo:font-size="12pt" fo:letter-spacing="normal" fo:font-style="normal" fo:font-weight="normal"/>
    </style:style>
    <style:style style:name="T4" style:family="text">
      <style:text-properties fo:font-variant="normal" fo:text-transform="none" fo:color="#374151" loext:opacity="100%" style:font-name="S hne" fo:letter-spacing="normal" fo:font-style="normal" fo:font-weight="normal"/>
    </style:style>
    <style:style style:name="T5" style:family="text">
      <style:text-properties officeooo:rsid="0006ebb6" style:font-size-asian="18pt" style:font-size-complex="18pt"/>
    </style:style>
    <style:style style:name="T6" style:family="text">
      <style:text-properties fo:font-size="12pt" officeooo:rsid="0006ebb6" style:font-size-asian="10.5pt" style:font-size-complex="12pt"/>
    </style:style>
    <style:style style:name="T7" style:family="text">
      <style:text-properties fo:font-weight="bold" style:font-weight-asian="bold" style:font-weight-complex="bold"/>
    </style:style>
    <style:style style:name="T8" style:family="text">
      <style:text-properties style:font-weight-asian="bold" style:font-weight-complex="bold"/>
    </style:style>
    <style:style style:name="T9" style:family="text">
      <style:text-properties officeooo:rsid="0006ebb6"/>
    </style:style>
    <style:style style:name="T10" style:family="text">
      <style:text-properties officeooo:rsid="00081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7">1.</text:p>
      <text:p text:style-name="P2"><text:span text:style-name="T6">I</text:span><text:span text:style-name="T3">n a statically typed language, variable types are determined at compile time. </text:span></text:p>
      <text:p text:style-name="P6"/>
      <text:p text:style-name="P3">In a dynamically typed language, variable types are determined at runtime, while the program is being executed.</text:p>
      <text:p text:style-name="P3"/>
      <text:p text:style-name="P3">In a strongly typed language, type constraints are strictly enforced. This means that operations between different data types usually require explicit type conversion, and the compiler or runtime system prevents incompatible type interactions.</text:p>
      <text:p text:style-name="P3"/>
      <text:p text:style-name="P3">In a loosely typed language, type constraints are not as strict. Variables can often be implicitly coerced or converted between different types, and the language might perform type conversions automatically in various contexts.</text:p>
      <text:p text:style-name="P3"/>
      <text:p text:style-name="P3">Java, it falls into the categories of<text:span text:style-name="T7"> </text:span><text:span text:style-name="T8">statically typed </text:span>and strongly typed <text:span text:style-name="T9">L</text:span>anguages.</text:p>
      <text:p text:style-name="P3"/>
      <text:p text:style-name="P4"/>
      <text:p text:style-name="P4">2.</text:p>
      <text:p text:style-name="P4">case-sensitive programming language, distinctions are made between uppercase and lowercase letters in variable names, function names, keywords, and other identifiers. </text:p>
      <text:p text:style-name="P4"/>
      <text:p text:style-name="P4">In a case-insensitive programming language, uppercase and lowercase letters are treated as equivalent when it comes to identifiers.</text:p>
      <text:p text:style-name="P4"/>
      <text:p text:style-name="P4">Java is a case-sensitive programming language. </text:p>
      <text:p text:style-name="P4"/>
      <text:p text:style-name="P5">3.</text:p>
      <text:p text:style-name="P5"/>
      <text:p text:style-name="P5">In Java, an identity conversion is a type of type conversion that is the simplest and most straightforward. It involves converting a value of a certain type to the same type without any modification.</text:p>
      <text:p text:style-name="P5"/>
      <text:p text:style-name="P5">4.</text:p>
      <text:p text:style-name="P5"/>
      <text:p text:style-name="P5">Primitive widening conversion is a type of type conversion in Java where a value of a smaller data type is automatically and safely converted to a value of a larger data type.</text:p>
      <text:p text:style-name="P5"/>
      <text:p text:style-name="P5"/>
      <text:p text:style-name="P5"/>
      <text:p text:style-name="P5"/>
      <text:p text:style-name="P5"/>
      <text:p text:style-name="P5">5.</text:p>
      <text:p text:style-name="P5"/>
      <text:p text:style-name="P5"><text:soft-page-break/>Compile-time constants whose values are known and fixed during the compilation of the program. These constants are directly embedded into the compiled code by the compiler.</text:p>
      <text:p text:style-name="P4"/>
      <text:p text:style-name="P4">Run-time constants are constants whose values are determined and assigned during the execution of the program, typically through computation or method calls. </text:p>
      <text:p text:style-name="P4"/>
      <text:p text:style-name="P5">6.</text:p>
      <text:p text:style-name="P5">Implicit narrowing conversions happen when a value of a larger data type is assigned to a variable of a smaller data type without requiring explicit casting.</text:p>
      <text:p text:style-name="P5"/>
      <text:p text:style-name="P10">Explicit narrowing conversions, or casting, involve manually converting a value from a larger data type to a smaller data type using explicit syntax. This is necessary when there's a risk of data loss due to the value being too large to fit in the target data type.</text:p>
      <text:p text:style-name="P13"><text:line-break/><text:span text:style-name="T10">7.</text:span></text:p>
      <text:p text:style-name="P12">8.</text:p>
      <text:p text:style-name="P8">int and double <text:span text:style-name="T1">as the default data types for integer and floating-point literals in Java was influenced by historical practices, hardware performance considerations, and a balance between precision and practicality.</text:span></text:p>
      <text:p text:style-name="P9"><text:span text:style-name="T1">9.</text:span></text:p>
      <text:p text:style-name="P9"><text:span text:style-name="T4">Implicit narrowing primitive conversions are limited to the integral types </text:span><text:span text:style-name="Source_20_Text"><text:span text:style-name="T2">byte</text:span></text:span><text:span text:style-name="T4">, </text:span><text:span text:style-name="Source_20_Text"><text:span text:style-name="T2">char</text:span></text:span><text:span text:style-name="T4">, </text:span><text:span text:style-name="Source_20_Text"><text:span text:style-name="T2">short</text:span></text:span><text:span text:style-name="T4">, and </text:span><text:span text:style-name="Source_20_Text"><text:span text:style-name="T2">int</text:span></text:span><text:span text:style-name="T1"> </text:span><text:span text:style-name="T4">because these data types share similar storage sizes and can be safely converted between each other without risking data loss in many cases. These types are all considered to be within the same integral numeric promotion hierarchy.</text:span></text:p>
      <text:p text:style-name="P9"><text:span text:style-name="T1">10.</text:span></text:p>
      <text:p text:style-name="P11">used to describe the automatic type conversions that can occur between primitive data types in Java. These conversions are based on the sizes of the data types and whether a conversion involves expanding or reducing the range of representable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05:52:31.598530246</meta:creation-date>
    <dc:date>2023-08-16T05:57:14.627085059</dc:date>
    <meta:editing-duration>PT4M43S</meta:editing-duration>
    <meta:editing-cycles>1</meta:editing-cycles>
    <meta:document-statistic meta:table-count="0" meta:image-count="0" meta:object-count="0" meta:page-count="2" meta:paragraph-count="29" meta:word-count="476" meta:character-count="3073" meta:non-whitespace-character-count="2621"/>
    <meta:generator>LibreOffice/7.3.7.2$Linux_X86_64 LibreOffice_project/30$Build-2</meta:generator>
  </office:meta>
</office:document-meta>
</file>